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table:number-columns-repeated="5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5:28:04.912643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26T15:37:33.734189196</dc:date>
    <meta:editing-duration>P1DT2H49M36S</meta:editing-duration>
    <meta:editing-cycles>134</meta:editing-cycles>
    <meta:document-statistic meta:table-count="1" meta:cell-count="2975" meta:object-count="0"/>
  </office:meta>
</office:document-meta>
</file>